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B0000295700001E51B9058B83.svm"/>
  <manifest:file-entry manifest:media-type="" manifest:full-path="Pictures/2000001F000030EC00002324D559E7F6.svm"/>
  <manifest:file-entry manifest:media-type="" manifest:full-path="Pictures/200008E9000030EC0000232415ADF501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3" style:family="paragraph" style:parent-style-name="Standard">
      <style:text-properties style:text-position="0% 100%" style:font-name="DejaVu Sans1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4" style:family="paragraph" style:parent-style-name="Standard">
      <style:text-properties style:text-position="0% 100%" style:font-name="DejaVu Sans1" fo:font-size="12pt" fo:language="sv" fo:country="SE" fo:font-weight="normal" style:font-name-asian="DejaVu Sans Mono" style:font-size-asian="12pt" style:font-weight-asian="normal" style:font-name-complex="DejaVu Sans Mono" style:font-size-complex="12pt" style:font-weight-complex="normal"/>
    </style:style>
    <style:style style:name="P5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text-position="sub 58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7" style:family="paragraph" style:parent-style-name="Standard">
      <style:text-properties style:font-name="DejaVu Sans1"/>
    </style:style>
    <style:style style:name="P8" style:family="paragraph" style:parent-style-name="Standard">
      <style:text-properties style:font-name="DejaVu Sans1" fo:font-size="12pt" style:font-name-asian="DejaVu Sans" style:font-size-asian="12pt" style:font-name-complex="DejaVu Sans" style:font-size-complex="12pt"/>
    </style:style>
    <style:style style:name="P9" style:family="paragraph" style:parent-style-name="Standard">
      <style:paragraph-properties fo:break-before="page"/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0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11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2" style:family="paragraph" style:parent-style-name="Standard">
      <style:text-properties style:text-position="0% 100%" style:font-name="DejaVu Sans1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3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language="sv" fo:country="SE" fo:font-weight="normal" style:font-name-asian="DejaVu Sans Mono" style:font-weight-asian="normal" style:font-name-complex="DejaVu Sans Mono" style:font-weight-complex="normal"/>
    </style:style>
    <style:style style:name="T4" style:family="text">
      <style:text-properties style:text-position="sub 58%" style:font-name="DejaVu Sans" fo:language="sv" fo:country="SE" fo:font-weight="normal" style:font-weight-asian="normal" style:font-weight-complex="normal"/>
    </style:style>
    <style:style style:name="T5" style:family="text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style:text-position="sub 58%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style:text-position="0% 100%" style:font-name="DejaVu Sans" fo:language="sv" fo:country="SE" fo:font-weight="normal" style:font-weight-asian="normal" style:font-weight-complex="normal"/>
    </style:style>
    <style:style style:name="T10" style:family="text">
      <style:text-properties style:text-position="0% 100%" fo:language="sv" fo:country="SE" fo:font-weight="normal" style:font-weight-asian="normal" style:font-weight-complex="normal"/>
    </style:style>
    <style:style style:name="T11" style:family="text">
      <style:text-properties style:text-position="0% 100%" fo:language="sv" fo:country="SE" fo:font-weight="normal" style:font-name-asian="DejaVu Sans Mono" style:font-weight-asian="normal" style:font-name-complex="DejaVu Sans Mono" style:font-weight-complex="normal"/>
    </style:style>
    <style:style style:name="T12" style:family="text">
      <style:text-properties style:text-position="0% 100%" fo:font-size="11pt" fo:language="sv" fo:country="SE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3" style:family="text">
      <style:text-properties style:text-position="0% 100%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style:text-position="0% 100%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DejaVu Sans" fo:language="sv" fo:country="SE" fo:font-weight="normal" style:font-weight-asian="normal" style:font-weight-complex="normal"/>
    </style:style>
    <style:style style:name="T17" style:family="text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8" style:family="text">
      <style:text-properties style:font-name-asian="DejaVu Sans Mono" style:font-name-complex="DejaVu Sans Mo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serien till en funktion, ƒ, definierad på intervallet ]–p; p[ ges av</text:p>
      <text:p text:style-name="P1"/>
      <text:p text:style-name="P1"><text:tab/><draw:frame draw:style-name="fr3" draw:name="Object1" text:anchor-type="as-char" svg:width="10.172cm" svg:height="1.9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<draw:frame draw:style-name="fr3" draw:name="Object2" text:anchor-type="as-char" svg:width="3.445cm" svg:height="1.531cm" draw:z-index="1"><draw:object xlink:href="./Object 2" xlink:type="simple" xlink:show="embed" xlink:actuate="onLoad"/><draw:image xlink:href="./ObjectReplacements/Object 2" xlink:type="simple" xlink:show="embed" xlink:actuate="onLoad"/></draw:frame><text:tab/><draw:frame draw:style-name="fr3" draw:name="Object3" text:anchor-type="as-char" svg:width="5.318cm" svg:height="1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draw:frame draw:style-name="fr3" draw:name="Object4" text:anchor-type="as-char" svg:width="5.219cm" svg:height="1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Omm intervallet är helt slutet och kontinuerligt ersätts ~ med =,</text:p>
      <text:p text:style-name="P1">generellt sätt skrivs förhållandet ≃.</text:p>
      <text:p text:style-name="P1"/>
      <text:p text:style-name="P1"/>
      <text:p text:style-name="P1">⁅z.c.11.3.28.⁆</text:p>
      <text:p text:style-name="P1"><draw:frame draw:style-name="fr1" draw:name="graphics1" text:anchor-type="paragraph" svg:x="6.593cm" svg:y="0.45cm" svg:width="10.583cm" svg:height="7.761cm" draw:z-index="4"><draw:image xlink:href="Pictures/2000002B0000295700001E51B9058B83.svm" xlink:type="simple" xlink:show="embed" xlink:actuate="onLoad"/></draw:frame></text:p>
      <text:p text:style-name="P1">ƒ(x) = sin x,<text:tab/><text:tab/>0 &lt; x &lt; π</text:p>
      <text:p text:style-name="P1"/>
      <text:p text:style-name="P1">a)<text:tab/>Jämn utvidning:</text:p>
      <text:p text:style-name="P1"/>
      <text:p text:style-name="P1"><text:tab/>Fourierserien är på</text:p>
      <text:p text:style-name="P1"><text:tab/>formen <text:span text:style-name="T7">ℱ</text:span><text:span text:style-name="T2">c</text:span></text:p>
      <text:p text:style-name="P6"/>
      <text:p text:style-name="P1"><text:tab/><draw:frame draw:style-name="fr4" draw:name="Object5" text:anchor-type="as-char" svg:y="0cm" svg:width="5.473cm" svg:height="1.53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tab/><draw:frame draw:style-name="fr4" draw:name="Object6" text:anchor-type="as-char" svg:y="-0.644cm" svg:width="9.29cm" svg:height="0.499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<draw:frame draw:style-name="fr4" draw:name="Object7" text:anchor-type="as-char" svg:y="-0.644cm" svg:width="9.373cm" svg:height="2.979cm" draw:z-index="7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1"/>
      <text:p text:style-name="P1"><text:tab/><draw:frame draw:style-name="fr4" draw:name="Object8" text:anchor-type="as-char" svg:y="-0.644cm" svg:width="10.633cm" svg:height="1.744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text:tab/><draw:frame draw:style-name="fr4" draw:name="Object9" text:anchor-type="as-char" svg:y="-0.644cm" svg:width="6.242cm" svg:height="1.219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soft-page-break/><text:tab/><draw:frame draw:style-name="fr4" draw:name="Object10" text:anchor-type="as-char" svg:y="-0.644cm" svg:width="5.729cm" svg:height="1.16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text:tab/><draw:frame draw:style-name="fr4" draw:name="Object11" text:anchor-type="as-char" svg:y="-0.644cm" svg:width="2.933cm" svg:height="1.17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><text:tab/>n = 1:</text:p>
      <text:p text:style-name="P1"/>
      <text:p text:style-name="P1"><text:tab/><text:tab/><draw:frame draw:style-name="fr4" draw:name="Object12" text:anchor-type="as-char" svg:y="-1cm" svg:width="10.008cm" svg:height="1.53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draw:frame draw:style-name="fr4" draw:name="Object13" text:anchor-type="as-char" svg:y="-0.644cm" svg:width="7.615cm" svg:height="1.17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<text:tab/><draw:frame draw:style-name="fr3" draw:name="Object14" text:anchor-type="as-char" svg:width="12.194cm" svg:height="1.171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1" draw:name="graphics2" text:anchor-type="paragraph" svg:x="4.459cm" svg:y="0.194cm" svg:width="12.524cm" svg:height="8.996cm" draw:z-index="15"><draw:image xlink:href="Pictures/2000001F000030EC00002324D559E7F6.svm" xlink:type="simple" xlink:show="embed" xlink:actuate="onLoad"/></draw:frame></text:p>
      <text:p text:style-name="P1">b)<text:tab/>Udda utvidning:</text:p>
      <text:p text:style-name="P1"/>
      <text:p text:style-name="P1"><text:tab/>Fourierserien är på</text:p>
      <text:p text:style-name="P1"><text:tab/>formen <text:span text:style-name="T7">ℱ</text:span><text:span text:style-name="T2">s</text:span></text:p>
      <text:p text:style-name="P2"/>
      <text:p text:style-name="P2"><text:tab/>Den givna funktionen är sin</text:p>
      <text:p text:style-name="P2"><text:tab/>egen Fourierserie.</text:p>
      <text:p text:style-name="P2"/>
      <text:p text:style-name="P2"/>
      <text:p text:style-name="P9">⁅Exempel 2⁆</text:p>
      <text:p text:style-name="P2"/>
      <text:p text:style-name="P2">Antag att funktionen ƒ(x) = x² + 1, 0 &lt; x &lt; 3 är utvecklad i en cosinusserie (ℱ<text:span text:style-name="T1">c</text:span>) och i en sinusserie (ℱ<text:span text:style-name="T1">s</text:span>). Bestäm värdet som respektive serie konvergerar mot för x = 0.</text:p>
      <text:p text:style-name="P2"><draw:frame draw:style-name="fr2" draw:name="graphics3" text:anchor-type="paragraph" svg:width="12.524cm" svg:height="8.996cm" draw:z-index="16"><draw:image xlink:href="Pictures/200008E9000030EC0000232415ADF501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onvergensvillkor:</text:p>
      <text:p text:style-name="P2"/>
      <text:p text:style-name="P2"><text:tab/>Låt ƒ och ƒ' vara stycklis kontinuerliga på intervallet ]–p; p[.</text:p>
      <text:p text:style-name="P2"><text:tab/>Då konvergerar ƒ:s Fourierserie mot</text:p>
      <text:p text:style-name="P2"/>
      <text:p text:style-name="P2"><text:tab/><text:tab/><draw:frame draw:style-name="fr3" draw:name="Object15" text:anchor-type="as-char" svg:width="2.628cm" svg:height="1.109cm" draw:z-index="18"><draw:object xlink:href="./Object 15" xlink:type="simple" xlink:show="embed" xlink:actuate="onLoad"/><draw:image xlink:href="./ObjectReplacements/Object 15" xlink:type="simple" xlink:show="embed" xlink:actuate="onLoad"/></draw:frame>.</text:p>
      <text:p text:style-name="P2"/>
      <text:p text:style-name="P2">ℱ<text:span text:style-name="T1">c</text:span>(ƒ) konvergerar mot 1.</text:p>
      <text:p text:style-name="P2">ℱ<text:span text:style-name="T1">s</text:span>(ƒ) konvergerar mot 0.</text:p>
      <text:p text:style-name="P2"/>
      <text:p text:style-name="P2"/>
      <text:p text:style-name="P2"/>
      <text:p text:style-name="P2">⁅z.x.12.5.12.⁆</text:p>
      <text:p text:style-name="P2"/>
      <text:p text:style-name="P2">Laplace' /la'plas/ ekvation</text:p>
      <text:p text:style-name="P2"><text:tab/></text:p>
      <text:p text:style-name="P2"><draw:frame draw:style-name="fr3" draw:name="Object16" text:anchor-type="as-char" svg:width="2.76cm" svg:height="1.155cm" draw:z-index="21"><draw:object xlink:href="./Object 16" xlink:type="simple" xlink:show="embed" xlink:actuate="onLoad"/><draw:image xlink:href="./ObjectReplacements/Object 16" xlink:type="simple" xlink:show="embed" xlink:actuate="onLoad"/></draw:frame>,<text:tab/>0 &lt; x &lt; π</text:p>
      <text:p text:style-name="P2"/>
      <text:p text:style-name="P2">Randvillkor:<draw:frame draw:style-name="fr3" draw:name="Object17" text:anchor-type="as-char" svg:width="6.008cm" svg:height="3.471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text:soft-page-break/>Separera variablerna: u(x; u) = X(x)Y(y).</text:p>
      <text:p text:style-name="P2"/>
      <text:p text:style-name="P2">X''(x)Y(y) + X(x)Y''(y) = 0</text:p>
      <text:p text:style-name="P2"/>
      <text:p text:style-name="P2"><draw:frame draw:style-name="fr3" draw:name="Object18" text:anchor-type="as-char" svg:width="6.729cm" svg:height="1.064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draw:frame draw:style-name="fr3" draw:name="Object19" text:anchor-type="as-char" svg:width="3.738cm" svg:height="1.125cm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/>
      <text:p text:style-name="P2">λ &gt; 0, λ = µ², µ ∈ ℝ:</text:p>
      <text:p text:style-name="P2"/>
      <text:p text:style-name="P2"><text:tab/>X''(x) – µ²X(x) = 0</text:p>
      <text:p text:style-name="P2"/>
      <text:p text:style-name="P2"><text:tab/>Lösningarna ges av X(x) = A<text:span text:style-name="T1">1</text:span>e<text:span text:style-name="T15">µx</text:span> + B<text:span text:style-name="T1">1</text:span>e<text:span text:style-name="T15">–µx</text:span></text:p>
      <text:p text:style-name="P2"/>
      <text:p text:style-name="P2"/>
      <text:p text:style-name="P2">λ = 0:</text:p>
      <text:p text:style-name="P2"/>
      <text:p text:style-name="P2"><text:tab/>X''(x) + µ²X(x) = 0</text:p>
      <text:p text:style-name="P2"/>
      <text:p text:style-name="P2"><text:tab/>X(x) = A<text:span text:style-name="T1">2</text:span>x + B<text:span text:style-name="T1">2</text:span></text:p>
      <text:p text:style-name="P2"/>
      <text:p text:style-name="P2"/>
      <text:p text:style-name="P2">λ &lt; 0, λ = –µ², µ ∈ ℝ:</text:p>
      <text:p text:style-name="P2"/>
      <text:p text:style-name="P2"><text:tab/>X''(x) + µ²X(x) = 0</text:p>
      <text:p text:style-name="P2"/>
      <text:p text:style-name="P2"><text:tab/>X(x) = A<text:span text:style-name="T1">3</text:span> cos µx + B<text:span text:style-name="T1">3</text:span> sin µx</text:p>
      <text:p text:style-name="P2"/>
      <text:p text:style-name="P2"/>
      <text:p text:style-name="P2">Substitutionen ger att randvillkoren kan skrivas:</text:p>
      <text:p text:style-name="P2"/>
      <text:p text:style-name="P2"><text:tab/><draw:frame draw:style-name="fr3" draw:name="Object20" text:anchor-type="as-char" svg:width="5.11cm" svg:height="2.325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Dessa samband skall gälla för alla y.</text:p>
      <text:p text:style-name="P2">Detta innebär att 0 = X'(0) och 0 = X'(π).</text:p>
      <text:p text:style-name="P2"/>
      <text:p text:style-name="P2">λ &gt; 0:</text:p>
      <text:p text:style-name="P2"/>
      <text:p text:style-name="P2"><text:tab/>X'(x) = µ · (A<text:span text:style-name="T1">1</text:span>e<text:span text:style-name="T15">µx</text:span> – B<text:span text:style-name="T1">1</text:span>e<text:span text:style-name="T15">–µx</text:span>)</text:p>
      <text:p text:style-name="P2"/>
      <text:p text:style-name="P2"><text:tab/>0 = X'(0) = µ · ( A<text:span text:style-name="T1">1</text:span> – B<text:span text:style-name="T1">1</text:span>)</text:p>
      <text:p text:style-name="P2"/>
      <text:p text:style-name="P2"><text:tab/>0 = X'(π) = µ · (A<text:span text:style-name="T1">1</text:span>e<text:span text:style-name="T15">µπ</text:span> – B<text:span text:style-name="T1">1</text:span>e<text:span text:style-name="T15">–µπ</text:span>)</text:p>
      <text:p text:style-name="P2"/>
      <text:p text:style-name="P2"><text:soft-page-break/><text:tab/>A<text:span text:style-name="T1">1</text:span> = B<text:span text:style-name="T1">1</text:span> = 0</text:p>
      <text:p text:style-name="P2"/>
      <text:p text:style-name="P3"><text:tab/>Endast den triviala lösningen: u = 0</text:p>
      <text:p text:style-name="P3"/>
      <text:p text:style-name="P3"/>
      <text:p text:style-name="P3">λ = 0:</text:p>
      <text:p text:style-name="P3"/>
      <text:p text:style-name="P3"><text:tab/>X'(x) = A<text:span text:style-name="T1">2</text:span></text:p>
      <text:p text:style-name="P3"/>
      <text:p text:style-name="P3"><text:tab/>0 = X'(0) = A<text:span text:style-name="T1">2</text:span></text:p>
      <text:p text:style-name="P3"/>
      <text:p text:style-name="P3"><text:tab/>0 = X'(π) = A<text:span text:style-name="T1">2</text:span></text:p>
      <text:p text:style-name="P3"/>
      <text:p text:style-name="P3"><text:tab/>X(x) = A<text:span text:style-name="T1">2</text:span></text:p>
      <text:p text:style-name="P3"/>
      <text:p text:style-name="P3"><text:tab/>Y(y) = C<text:span text:style-name="T1">2</text:span>y + D<text:span text:style-name="T1">2</text:span></text:p>
      <text:p text:style-name="P3"/>
      <text:p text:style-name="P8"><text:span text:style-name="T10"><text:tab/>u(x; y) <text:s/>begränsad då <text:s/>y → ∞ </text:span><text:span text:style-name="T18">⇒</text:span><text:span text:style-name="T11"> C</text:span><text:span text:style-name="T3">2</text:span><text:span text:style-name="T11"> = 0</text:span></text:p>
      <text:p text:style-name="P4"/>
      <text:p text:style-name="P4"><text:tab/></text:p>
      <text:p text:style-name="P4">λ &lt; 0:</text:p>
      <text:p text:style-name="P4"/>
      <text:p text:style-name="P8"><text:span text:style-name="T11"><text:tab/>X'(x) = µ · (–A</text:span><text:span text:style-name="T3">3</text:span><text:span text:style-name="T11"> sin µx + B</text:span><text:span text:style-name="T3">3</text:span><text:span text:style-name="T11"> cos µx)</text:span></text:p>
      <text:p text:style-name="P4"/>
      <text:p text:style-name="P8"><text:span text:style-name="T11"><text:tab/></text:span><text:span text:style-name="T11"><draw:frame draw:style-name="fr3" draw:name="Object21" text:anchor-type="as-char" svg:width="7.922cm" svg:height="1.259cm" draw:z-index="23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4"/>
      <text:p text:style-name="P8"><text:span text:style-name="T11"><text:tab/>B</text:span><text:span text:style-name="T3">3</text:span><text:span text:style-name="T11"> = 0</text:span></text:p>
      <text:p text:style-name="P4"/>
      <text:p text:style-name="P8"><text:span text:style-name="T11"><text:tab/>A</text:span><text:span text:style-name="T3">3</text:span><text:span text:style-name="T11"> sin µπ = 0</text:span></text:p>
      <text:p text:style-name="P4"/>
      <text:p text:style-name="P8"><text:span text:style-name="T11"><text:tab/>Icke-triviala lösningar erhålles då µ </text:span><text:span text:style-name="T9">∈ ℤ.</text:span></text:p>
      <text:p text:style-name="P2"/>
      <text:p text:style-name="P8"><text:span text:style-name="T9"><text:tab/>X(x) = <text:s/></text:span><text:span text:style-name="T11">A</text:span><text:span text:style-name="T3">3</text:span><text:span text:style-name="T11"> cos nπ, n </text:span><text:span text:style-name="T9">∈ ℤ.</text:span></text:p>
      <text:p text:style-name="P8"/>
      <text:p text:style-name="P8"><text:span text:style-name="T9"><text:tab/>Y(y) = C</text:span><text:span text:style-name="T4">3</text:span><text:span text:style-name="T9">e</text:span><text:span text:style-name="T16">ny</text:span><text:span text:style-name="T9"> + D</text:span><text:span text:style-name="T4">3</text:span><text:span text:style-name="T9">e</text:span><text:span text:style-name="T16">–ny</text:span></text:p>
      <text:p text:style-name="P3"/>
      <text:p text:style-name="P7"><text:span text:style-name="T14"><text:tab/></text:span><text:span text:style-name="T10"> </text:span><text:span text:style-name="T12">u(x; y) är begränsad då y → ∞ </text:span><text:span text:style-name="T13">∴ C</text:span><text:span text:style-name="T6">3</text:span><text:span text:style-name="T13"> = 0, Y(y) = </text:span><text:span text:style-name="T8">D</text:span><text:span text:style-name="T5">3</text:span><text:span text:style-name="T8">e</text:span><text:span text:style-name="T17">–ny</text:span></text:p>
      <text:p text:style-name="P5"/>
      <text:p text:style-name="P5"/>
      <text:p text:style-name="P5"><draw:frame draw:style-name="fr3" draw:name="Object22" text:anchor-type="as-char" svg:width="6.354cm" svg:height="1.157cm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5"/>
      <text:p text:style-name="P5"><draw:frame draw:style-name="fr3" draw:name="Object23" text:anchor-type="as-char" svg:width="6.562cm" svg:height="1.157cm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3H31M48S</meta:editing-duration>
    <meta:editing-cycles>35</meta:editing-cycles>
    <meta:generator>OpenOffice.org/3.1$Win32 OpenOffice.org_project/310m19$Build-9420</meta:generator>
    <dc:date>2010-10-16T17:30:08.65</dc:date>
    <dc:creator>Mattias </dc:creator>
    <meta:document-statistic meta:table-count="0" meta:image-count="3" meta:object-count="23" meta:page-count="5" meta:paragraph-count="82" meta:word-count="387" meta:character-count="16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under>
          <math:munder math:accent="true">
            <math:mrow>
              <math:mfrac>
                <math:mrow>
                  <math:msub>
                    <math:mi math:fontstyle="normal">a</math:mi>
                    <math:mn>0</math:mn>
                  </math:msub>
                </math:mrow>
                <math:mrow>
                  <math:mn>2</math:mn>
                </math:mrow>
              </math:mfrac>
              <math:mo math:stretchy="false">+</math:mo>
              <math:mrow>
                <math:munderover>
                  <math:mo math:stretchy="false">∑</math:mo>
                  <math:mrow>
                    <math:mi math:fontstyle="normal">n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o math:stretchy="true">(</math:mo>
                  <math:mrow>
                    <math:msub>
                      <math:mi math:fontstyle="normal">a</math:mi>
                      <math:mi math:fontstyle="normal">n</math:mi>
                    </math:msub>
                    <math:mi/>
                    <math:mi>cos</math:mi>
                    <math:mi/>
                    <math:mfrac>
                      <math:mrow>
                        <math:mi>nπx</math:mi>
                      </math:mrow>
                      <math:mrow>
                        <math:mi math:fontstyle="normal">p</math:mi>
                      </math:mrow>
                    </math:mfrac>
                  </math:mrow>
                </math:mrow>
              </math:mrow>
            </math:mrow>
            <math:mo math:stretchy="false"></math:mo>
          </math:munder>
          <math:mstyle math:fontsize="12.2pt">
            <math:mrow>
              <math:msub>
                <math:mi math:fontstyle="normal">ℱ</math:mi>
                <math:mi math:fontstyle="normal">c</math:mi>
              </math:msub>
            </math:mrow>
          </math:mstyle>
        </math:munder>
      </math:mrow>
      <math:mrow>
        <math:mi/>
        <math:mo math:stretchy="false">+</math:mo>
        <math:mi/>
      </math:mrow>
      <math:munder>
        <math:munder math:accent="true">
          <math:mrow>
            <math:mrow>
              <math:msub>
                <math:mi math:fontstyle="normal">b</math:mi>
                <math:mi math:fontstyle="normal">n</math:mi>
              </math:msub>
              <math:mi/>
              <math:mi>sin</math:mi>
              <math:mi/>
              <math:mfrac>
                <math:mrow>
                  <math:mi>nπx</math:mi>
                </math:mrow>
                <math:mrow>
                  <math:mi math:fontstyle="normal">p</math:mi>
                </math:mrow>
              </math:mfrac>
            </math:mrow>
            <math:mo math:stretchy="true">)</math:mo>
          </math:mrow>
          <math:mo math:stretchy="false"></math:mo>
        </math:munder>
        <math:mstyle math:fontsize="12.2pt">
          <math:mrow>
            <math:msub>
              <math:mi math:fontstyle="normal">ℱ</math:mi>
              <math:mi math:fontstyle="normal">s</math:mi>
            </math:msub>
          </math:mrow>
        </math:mstyle>
      </math:munder>
    </math:mrow>
    <math:annotation math:encoding="StarMath 5.0">ƒ(x) sim ℱ(ƒ)(x) = {{ {{alignc a_0} over {alignc 2}} + sum from {n = 1} to infinity left ( a_n `cos` {{alignc nπx} over {alignc p}} right none } underbrace {size +5 ℱ_c}} ``+`` {{left none b_n `sin` {{alignc nπx} over {alignc p}} right ) } underbrace {size +5 ℱ_s}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row>
              <math:mn>1</math:mn>
              <math:mo math:stretchy="false">−</math:mo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 math:fontstyle="normal">n</math:mi>
                  <math:mo math:stretchy="false">+</math:mo>
                  <math:mn>1</math:mn>
                </math:mrow>
              </math:msup>
            </math:mrow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frac>
              <math:mrow>
                <math:mn>1</math:mn>
              </math:mrow>
              <math:mrow>
                <math:mrow>
                  <math:mi math:fontstyle="normal">n</math:mi>
                  <math:mo math:stretchy="false">+</math:mo>
                  <math:mn>1</math:mn>
                </math:mrow>
              </math:mrow>
            </math:mfrac>
            <math:mo math:stretchy="false">−</math:mo>
            <math:mfrac>
              <math:mrow>
                <math:mn>1</math:mn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</math:mrow>
        </math:mfenced>
        <math:mo math:stretchy="false">=</math:mo>
        <math:mtext/>
      </math:mrow>
    </math:mrow>
    <math:annotation math:encoding="StarMath 5.0">"" = {{alignc 1 - (-1)^{n + 1}} over {alignc π}} left ( {{alignc 1} over {alignc n + 1}} - {{alignc 1} over {alignc n - 1}} right ) = "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o math:stretchy="false">−</math:mo>
          <math:mn>2</math:mn>
        </math:mrow>
      </math:mrow>
      <math:mfrac>
        <math:mrow>
          <math:mrow>
            <math:mn>1</math:mn>
            <math:mo math:stretchy="false">+</math:mo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</math:mrow>
        </math:mrow>
        <math:mrow>
          <math:mrow>
            <math:mi math:fontstyle="normal">π</math:mi>
            <math:mrow>
              <math:mo math:stretchy="false">(</math:mo>
              <math:mrow>
                <math:msup>
                  <math:mi math:fontstyle="normal">n</math:mi>
                  <math:mn>2</math:mn>
                </math:msup>
                <math:mo math:stretchy="false">−</math:mo>
                <math:mn>1</math:mn>
              </math:mrow>
              <math:mo math:stretchy="false">)</math:mo>
            </math:mrow>
          </math:mrow>
        </math:mrow>
      </math:mfrac>
    </math:mrow>
    <math:annotation math:encoding="StarMath 5.0">"" = - 2 {{alignc 1 + (-1)^n} over {alignc π (n^2 - 1)}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1</math:mn>
        </math:msub>
        <math:mo math:stretchy="false">=</math:mo>
        <math:mfrac>
          <math:mrow>
            <math:mn>2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i math:fontstyle="normal">x</math:mi>
      <math:mi/>
      <math:mi>cos</math:mi>
      <math:mi/>
      <math:mi math:fontstyle="normal">x</math:mi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n>2x</math:mn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i/>
        <math:mo math:stretchy="false">⋅</math:mo>
        <math:mi/>
      </math:mrow>
      <math:mrow>
        <math:mn>0</math:mn>
        <math:mo math:stretchy="false">=</math:mo>
        <math:mn>0</math:mn>
      </math:mrow>
    </math:mrow>
    <math:annotation math:encoding="StarMath 5.0">a_1 = {{alignc 2} over {alignc π}} {size *1.25 int from 0 to π ""} sin `x ``cos `x ``dx = {{alignc 1} over {alignc π}} {size *1.25 int from 0 to π ""} sin `2x ``dx = {{alignc 1} over {alignc π}} `cdot` 0 = 0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row>
          <math:mo math:stretchy="false">−</math:mo>
          <math:mn>2</math:mn>
        </math:mrow>
      </math:mrow>
      <math:mrow>
        <math:mfrac>
          <math:mrow>
            <math:mrow>
              <math:mn>1</math:mn>
              <math:mo math:stretchy="false">+</math:mo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n>0</math:mn>
              </math:msup>
            </math:mrow>
          </math:mrow>
          <math:mrow>
            <math:mrow>
              <math:mi math:fontstyle="normal">π</math:mi>
              <math:mrow>
                <math:mo math:stretchy="false">(</math:mo>
                <math:mrow>
                  <math:msup>
                    <math:mn>0</math:mn>
                    <math:mn>2</math:mn>
                  </math:msup>
                  <math:mo math:stretchy="false">−</math:mo>
                  <math:mn>1</math:mn>
                </math:mrow>
                <math:mo math:stretchy="false">)</math:mo>
              </math:mrow>
            </math:mrow>
          </math:mrow>
        </math:mfrac>
        <math:mo math:stretchy="false">=</math:mo>
        <math:mrow>
          <math:mo math:stretchy="false">−</math:mo>
          <math:mn>2</math:mn>
        </math:mrow>
      </math:mrow>
      <math:mrow>
        <math:mfrac>
          <math:mrow>
            <math:mrow>
              <math:mn>1</math:mn>
              <math:mo math:stretchy="false">+</math:mo>
              <math:mn>1</math:mn>
            </math:mrow>
          </math:mrow>
          <math:mrow>
            <math:mrow>
              <math:mi math:fontstyle="normal">π</math:mi>
              <math:mrow>
                <math:mo math:stretchy="false">(</math:mo>
                <math:mrow>
                  <math:mn>0</math:mn>
                  <math:mo math:stretchy="false">−</math:mo>
                  <math:mn>1</math:mn>
                </math:mrow>
                <math:mo math:stretchy="false">)</math:mo>
              </math:mrow>
            </math:mrow>
          </math:mrow>
        </math:mfrac>
        <math:mo math:stretchy="false">=</math:mo>
        <math:mn>2</math:mn>
      </math:mrow>
      <math:mrow>
        <math:mfrac>
          <math:mrow>
            <math:mn>2</math:mn>
          </math:mrow>
          <math:mrow>
            <math:mi math:fontstyle="normal">π</math:mi>
          </math:mrow>
        </math:mfrac>
        <math:mo math:stretchy="false">=</math:mo>
        <math:mfrac>
          <math:mrow>
            <math:mn>4</math:mn>
          </math:mrow>
          <math:mrow>
            <math:mi math:fontstyle="normal">π</math:mi>
          </math:mrow>
        </math:mfrac>
      </math:mrow>
    </math:mrow>
    <math:annotation math:encoding="StarMath 5.0">a_0 = - 2 {{alignc 1 + (-1)^0} over {alignc π (0^2 - 1)}} = - 2 {{alignc 1 + 1} over {alignc π (0 - 1)}} = 2 {{alignc 2} over {alignc π}} = {{alignc 4} over {alignc π}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ƒ</math:mi>
        <math:mo math:stretchy="false">~</math:mo>
        <math:mrow>
          <math:mrow>
            <math:mfrac>
              <math:mrow>
                <math:mn>2</math:mn>
              </math:mrow>
              <math:mrow>
                <math:mi math:fontstyle="normal">π</math:mi>
              </math:mrow>
            </math:mfrac>
            <math:mo math:stretchy="false">+</math:mo>
            <math:mn>0</math:mn>
          </math:mrow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2</math:mn>
              </math:mrow>
              <math:mo math:stretchy="false">∞</math:mo>
            </math:munderover>
            <math:mn>2</math:mn>
          </math:mrow>
        </math:mrow>
      </math:mrow>
      <math:mfrac>
        <math:mrow>
          <math:mrow>
            <math:mn>1</math:mn>
            <math:mo math:stretchy="false">+</math:mo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</math:mrow>
        </math:mrow>
        <math:mrow>
          <math:mrow>
            <math:mi math:fontstyle="normal">π</math:mi>
            <math:mrow>
              <math:mo math:stretchy="false">(</math:mo>
              <math:mrow>
                <math:msup>
                  <math:mi math:fontstyle="normal">n</math:mi>
                  <math:mn>2</math:mn>
                </math:msup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i/>
      <math:mi>cos</math:mi>
      <math:mi/>
      <math:mi>nx</math:mi>
      <math:mrow>
        <math:mi/>
        <math:mo math:stretchy="false">=</math:mo>
        <math:mi/>
      </math:mrow>
      <math:mrow>
        <math:mfrac>
          <math:mrow>
            <math:mn>2</math:mn>
          </math:mrow>
          <math:mrow>
            <math:mi math:fontstyle="normal">π</math:mi>
          </math:mrow>
        </math:mfrac>
        <math:mo math:stretchy="false">+</math:mo>
        <math:mrow>
          <math:munderover>
            <math:mo math:stretchy="false">∑</math:mo>
            <math:mrow>
              <math:mi math:fontstyle="normal">m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n>4</math:mn>
            </math:mrow>
            <math:mrow>
              <math:mrow>
                <math:mi math:fontstyle="normal">π</math:mi>
                <math:mrow>
                  <math:mo math:stretchy="false">(</math:mo>
                  <math:mrow>
                    <math:msup>
                      <math:mn>4n</math:mn>
                      <math:mn>2</math:mn>
                    </math:msup>
                    <math:mo math:stretchy="false">−</math:mo>
                    <math:mn>1</math:mn>
                  </math:mrow>
                  <math:mo math:stretchy="false">)</math:mo>
                </math:mrow>
              </math:mrow>
            </math:mrow>
          </math:mfrac>
        </math:mrow>
      </math:mrow>
      <math:mi/>
      <math:mi>cos</math:mi>
      <math:mi/>
      <math:mn>2mx</math:mn>
    </math:mrow>
    <math:annotation math:encoding="StarMath 5.0">ƒ sim {{alignc 2} over {alignc π}} + 0 + sum from {n = 2} to infinity 2 {{alignc 1+(-1)^n} over {alignc π(n^2 - 1)}} `cos` nx ``=``
 {{alignc 2} over {alignc π}} + sum from {m = 1} to infinity {{alignc 4} over {alignc π(4n^2 - 1)}} `cos` 2mx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normal">ƒ</math:mi>
          <math:mrow>
            <math:mrow>
              <math:mo math:stretchy="false">(</math:mo>
              <math:msup>
                <math:mi math:fontstyle="normal">x</math:mi>
                <math:mtext>+</math:mtext>
              </math:msup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p>
              <math:mi math:fontstyle="normal">x</math:mi>
              <math:mtext>–</math:mtext>
            </math:msup>
            <math:mo math:stretchy="false">)</math:mo>
          </math:mrow>
        </math:mrow>
      </math:mrow>
      <math:mrow>
        <math:mn>2</math:mn>
      </math:mrow>
    </math:mfrac>
    <math:annotation math:encoding="StarMath 5.0">{alignc ƒ(x sup "+") - ƒ(x sup "–")} over {alignc 2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row>
        </math:mfrac>
        <math:mo math:stretchy="false">+</math:mo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y</math:mi>
                <math:mn>2</math:mn>
              </math:msup>
            </math:mrow>
          </math:mrow>
        </math:mfrac>
      </math:mrow>
      <math:mo math:stretchy="false">=</math:mo>
      <math:mn>0</math:mn>
    </math:mrow>
    <math:annotation math:encoding="StarMath 5.0">{{alignc partial^2 u } over {alignc partial x^2}} + 
{{alignc partial^2 u } over {alignc partial y^2}} = 0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i math:fontstyle="normal">π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u</math:mi>
              <math:mrow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n>0</math:mn>
                  </math:mrow>
                  <math:mo math:stretchy="false">)</math:mo>
                </math:mrow>
                <math:mo math:stretchy="false">=</math:mo>
                <math:mi math:fontstyle="normal">ƒ</math:mi>
              </math:mrow>
              <math:mrow>
                <math:mo math:stretchy="false">(</math:mo>
                <math:mi math:fontstyle="normal">x</math:mi>
                <math:mo math:stretchy="false">)</math:mo>
              </math:mrow>
            </math:mrow>
          </math:mrow>
        </math:mtr>
        <math:mtr>
          <math:mrow>
            <math:mrow>
              <math:mi math:fontstyle="normal">u</math:mi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y</math:mi>
                </math:mrow>
                <math:mo math:stretchy="false">)</math:mo>
              </math:mrow>
              <math:mi/>
              <math:mi>begränsad</math:mi>
              <math:mi>då</math:mi>
              <math:mi/>
              <math:mrow>
                <math:mi math:fontstyle="normal">y</math:mi>
                <math:mo math:stretchy="false">→</math:mo>
                <math:mo math:stretchy="false">∞</math:mo>
              </math:mrow>
            </math:mrow>
          </math:mrow>
        </math:mtr>
      </math:mtable>
    </math:mrow>
    <math:annotation math:encoding="StarMath 5.0">left lbrace stack{

  alignl {{alignc partial u} over {alignc partial x}}(0;`y) = 0
# alignl {{alignc partial u} over {alignc partial x}}(π;`y) = 0
# alignl u(x;`0) = ƒ(x)
# alignl u(x;`y) `` begränsad då `` y toward infinity

} right none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row>
            <math:mo math:stretchy="false">−</math:mo>
            <math:mfrac>
              <math:mrow>
                <math:mrow>
                  <math:mi math:fontstyle="normal">Y</math:mi>
                  <math:mi math:fontstyle="normal">'</math:mi>
                  <math:mi math:fontstyle="normal">'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  <math:mrow>
                <math:mrow>
                  <math:mi math:fontstyle="normal">Y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</math:mfrac>
          </math:mrow>
        </math:mrow>
        <math:mo math:stretchy="false">=</math:mo>
        <math:mtext>“konstant”</math:mtext>
      </math:mrow>
      <math:mo math:stretchy="false">=</math:mo>
      <math:mi math:fontstyle="normal">λ</math:mi>
    </math:mrow>
    <math:annotation math:encoding="StarMath 5.0">
{{alignc X''(x)} over {alignc X(x)}} = - {{alignc Y''(y)} over {alignc Y(y)}} = "“konstant”" = λ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X</math:mi>
            <math:mi math:fontstyle="normal">'</math:mi>
            <math:mi math:fontstyle="normal">'</math:mi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−</math:mo>
              <math:mi>λX</math:mi>
            </math:mrow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=</math:mo>
              <math:mn>0</math:mn>
            </math:mrow>
          </math:mrow>
        </math:mtr>
        <math:mtr>
          <math:mrow>
            <math:mi math:fontstyle="normal">Y</math:mi>
            <math:mi math:fontstyle="normal">'</math:mi>
            <math:mi math:fontstyle="normal">'</math:mi>
            <math:mrow>
              <math:mrow>
                <math:mo math:stretchy="false">(</math:mo>
                <math:mi math:fontstyle="normal">y</math:mi>
                <math:mo math:stretchy="false">)</math:mo>
              </math:mrow>
              <math:mo math:stretchy="false">+</math:mo>
              <math:mi>λY</math:mi>
            </math:mrow>
            <math:mrow>
              <math:mrow>
                <math:mo math:stretchy="false">(</math:mo>
                <math:mi math:fontstyle="normal">y</math:mi>
                <math:mo math:stretchy="false">)</math:mo>
              </math:mrow>
              <math:mo math:stretchy="false">=</math:mo>
              <math:mn>0</math:mn>
            </math:mrow>
          </math:mrow>
        </math:mtr>
      </math:mtable>
    </math:mrow>
    <math:annotation math:encoding="StarMath 5.0">left lbrace stack{

  X''(x) - λX(x) = 0
# Y''(y) + λY(y) = 0

}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{alignc 1} over {alignc p}} {size *1.25 int from -p to p ""} ƒ(x) `dx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frac>
                  <math:mrow>
                    <math:mrow>
                      <math:mo math:stretchy="false">∂</math:mo>
                      <math:mi math:fontstyle="normal">u</math:mi>
                    </math:mrow>
                  </math:mrow>
                  <math:mrow>
                    <math:mrow>
                      <math:mo math:stretchy="false">∂</math:mo>
                      <math:mi math:fontstyle="normal">x</math:mi>
                    </math:mrow>
                  </math:mrow>
                </math:mfrac>
              </math:mrow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 math:fontstyle="normal">y</math:mi>
                  </math:mrow>
                  <math:mo math:stretchy="false">)</math:mo>
                </math:mrow>
                <math:mo math:stretchy="false">=</math:mo>
                <math:mi math:fontstyle="normal">X</math:mi>
              </math:mrow>
              <math:mi math:fontstyle="normal">'</math:mi>
              <math:mrow>
                <math:mo math:stretchy="false">(</math:mo>
                <math:mn>0</math:mn>
                <math:mo math:stretchy="false">)</math:mo>
              </math:mrow>
              <math:mi math:fontstyle="normal">Y</math:mi>
              <math:mrow>
                <math:mo math:stretchy="false">(</math:mo>
                <math:mi math:fontstyle="normal">y</math:mi>
                <math:mo math:stretchy="false">)</math:mo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frac>
                  <math:mrow>
                    <math:mrow>
                      <math:mo math:stretchy="false">∂</math:mo>
                      <math:mi math:fontstyle="normal">u</math:mi>
                    </math:mrow>
                  </math:mrow>
                  <math:mrow>
                    <math:mrow>
                      <math:mo math:stretchy="false">∂</math:mo>
                      <math:mi math:fontstyle="normal">x</math:mi>
                    </math:mrow>
                  </math:mrow>
                </math:mfrac>
              </math:mrow>
              <math:mrow>
                <math:mrow>
                  <math:mo math:stretchy="false">(</math:mo>
                  <math:mrow>
                    <math:mi math:fontstyle="normal">π</math:mi>
                    <math:mi math:fontstyle="normal">;</math:mi>
                    <math:mi math:fontstyle="normal">y</math:mi>
                  </math:mrow>
                  <math:mo math:stretchy="false">)</math:mo>
                </math:mrow>
                <math:mo math:stretchy="false">=</math:mo>
                <math:mi math:fontstyle="normal">X</math:mi>
              </math:mrow>
              <math:mi math:fontstyle="normal">'</math:mi>
              <math:mrow>
                <math:mo math:stretchy="false">(</math:mo>
                <math:mi math:fontstyle="normal">π</math:mi>
                <math:mo math:stretchy="false">)</math:mo>
              </math:mrow>
              <math:mi math:fontstyle="normal">Y</math:mi>
              <math:mrow>
                <math:mo math:stretchy="false">(</math:mo>
                <math:mi math:fontstyle="normal">y</math:mi>
                <math:mo math:stretchy="false">)</math:mo>
              </math:mrow>
            </math:mrow>
          </math:mrow>
        </math:mtr>
      </math:mtable>
    </math:mrow>
    <math:annotation math:encoding="StarMath 5.0">
left lbrace stack{

  alignl 0 = {{alignc partial u} over {alignc partial x}}(0; y) = X'(0)Y(y)
# alignl 0 = {{alignc partial u} over {alignc partial x}}(π; y) = X'(π)Y(y)

} right none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sub>
                      <math:mi math:fontstyle="normal">B</math:mi>
                      <math:mn>3</math:mn>
                    </math:msub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row>
                        <math:mo math:stretchy="false">−</math:mo>
                        <math:msub>
                          <math:mi math:fontstyle="normal">A</math:mi>
                          <math:mn>3</math:mn>
                        </math:msub>
                      </math:mrow>
                      <math:mi/>
                      <math:mi>sin</math:mi>
                      <math:mi/>
                      <math:mi>μπ</math:mi>
                      <math:mrow>
                        <math:mi/>
                        <math:mo math:stretchy="false">+</math:mo>
                        <math:mi/>
                      </math:mrow>
                      <math:msub>
                        <math:mi math:fontstyle="normal">B</math:mi>
                        <math:mn>3</math:mn>
                      </math:msub>
                      <math:mi/>
                      <math:mi>cos</math:mi>
                      <math:mi/>
                      <math:mi>μπ</math:mi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left lbrace stack{

  alignl  0 = X'(0) = μ cdot (B_3)
# alignl  0 = X'(%pi) = μ cdot (-A_3 `sin` μπ ``+`` B_3 `cos` μπ )

} right none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i>nx</math:mi>
      <math:mi/>
      <math:msup>
        <math:mi math:fontstyle="normal">e</math:mi>
        <math:mrow>
          <math:mo math:stretchy="false">−</math:mo>
          <math:mi>ny</math:mi>
        </math:mrow>
      </math:msup>
    </math:mrow>
    <math:annotation math:encoding="StarMath 5.0">u(x;`y) = {{alignc a_0} over {alignc 2}} + sum from {n = 1} to infinity a_n `` cos ` nx `` e^{-ny}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i>nx</math:mi>
    </math:mrow>
    <math:annotation math:encoding="StarMath 5.0">ƒ(x) = u(x;`0) = {{alignc a_0} over {alignc 2}} + sum from {n = 1} to infinity a_n ` cos` nx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a_n = {{alignc 1} over {alignc p}} {size *1.25 int from -p to p ""} ƒ(x) `cos` {{alignc nπx} over {alignc p}} ``dx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1} over {alignc p}} {size *1.25 int from -p to p ""} ƒ(x) `sin` {{alignc nπx} over {alignc p}} ``dx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i math:fontstyle="normal">x</math:mi>
      <math:mi/>
      <math:mi>cos</math:mi>
      <math:mi/>
      <math:mi>nx</math:mi>
      <math:mi/>
      <math:mrow>
        <math:mi>dx</math:mi>
        <math:mo math:stretchy="false">=</math:mo>
        <math:mtext/>
      </math:mrow>
    </math:mrow>
    <math:annotation math:encoding="StarMath 5.0">a_n = {{alignc 2} over {alignc π}} {size *1.25 int from 0 to π ""} sin` x ``cos `nx ``dx = ""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text>{</math:mtext>
      </math:mrow>
      <math:mn>2</math:mn>
      <math:mi/>
      <math:mi>sin</math:mi>
      <math:mi/>
      <math:mi math:fontstyle="normal">α</math:mi>
      <math:mi/>
      <math:mi>cos</math:mi>
      <math:mi/>
      <math:mi math:fontstyle="normal">β</math:mi>
      <math:mrow>
        <math:mi/>
        <math:mo math:stretchy="false">=</math:mo>
        <math:mi/>
      </math:mrow>
      <math:mi>cos</math:mi>
      <math:mrow>
        <math:mo math:stretchy="false">(</math:mo>
        <math:mrow>
          <math:mi math:fontstyle="normal">α</math:mi>
          <math:mo math:stretchy="false">−</math:mo>
          <math:mi math:fontstyle="normal">β</math:mi>
        </math:mrow>
        <math:mo math:stretchy="false">)</math:mo>
      </math:mrow>
      <math:mrow>
        <math:mi/>
        <math:mo math:stretchy="false">−</math:mo>
        <math:mi/>
      </math:mrow>
      <math:mi>cos</math:mi>
      <math:mrow>
        <math:mo math:stretchy="false">(</math:mo>
        <math:mrow>
          <math:mi math:fontstyle="normal">α</math:mi>
          <math:mo math:stretchy="false">+</math:mo>
          <math:mi math:fontstyle="normal">β</math:mi>
        </math:mrow>
        <math:mo math:stretchy="false">)</math:mo>
      </math:mrow>
      <math:mrow>
        <math:mtext>}</math:mtext>
        <math:mo math:stretchy="false">=</math:mo>
        <math:mtext/>
      </math:mrow>
    </math:mrow>
    <math:annotation math:encoding="StarMath 5.0">"" = "{" 2 ``sin `α ``cos `β `` = `` cos (α - β) `-` cos (α + β) "}" = ""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/>
            <math:mo math:stretchy="false">=</math:mo>
            <math:mfrac>
              <math:mrow>
                <math:mn>1</math:mn>
              </math:mrow>
              <math:mrow>
                <math:mi math:fontstyle="normal">π</math:mi>
              </math:mrow>
            </math:mfrac>
          </math:mrow>
          <math:mrow>
            <math:mrow>
              <math:munderover>
                <math:mo math:stretchy="false">∫</math:mo>
                <math:mn>0</math:mn>
                <math:mi math:fontstyle="normal">π</math:mi>
              </math:munderover>
              <math:mfenced math:open="" math:close="">
                <math:mrow>
                  <math:mi>sin</math:mi>
                  <math:mrow>
                    <math:mo math:stretchy="false">(</math:mo>
                    <math:mrow>
                      <math:mi>nx</math:mi>
                      <math:mo math:stretchy="false">+</math:mo>
                      <math:mi math:fontstyle="normal">x</math:mi>
                    </math:mrow>
                    <math:mo math:stretchy="false">)</math:mo>
                  </math:mrow>
                  <math:mrow>
                    <math:mi/>
                    <math:mo math:stretchy="false">−</math:mo>
                    <math:mi/>
                  </math:mrow>
                  <math:mi>sin</math:mi>
                  <math:mrow>
                    <math:mo math:stretchy="false">(</math:mo>
                    <math:mrow>
                      <math:mi>nx</math:mi>
                      <math:mo math:stretchy="false">−</math:mo>
                      <math:mi math:fontstyle="normal">x</math:mi>
                    </math:mrow>
                    <math:mo math:stretchy="false">)</math:mo>
                  </math:mrow>
                </math:mrow>
              </math:mfenced>
            </math:mrow>
            <math:mo math:stretchy="false">=</math:mo>
            <math:mtext/>
          </math:mrow>
        </math:mrow>
      </math:mtr>
      <math:mtr/>
      <math:mtr>
        <math:mrow>
          <math:mrow>
            <math:mrow>
              <math:mrow>
                <math:mtext/>
                <math:mo math:stretchy="false">=</math:mo>
                <math:mfrac>
                  <math:mrow>
                    <math:mn>1</math:mn>
                  </math:mrow>
                  <math:mrow>
                    <math:mi math:fontstyle="normal">π</math:mi>
                  </math:mrow>
                </math:mfrac>
              </math:mrow>
              <math:msubsup>
                <math:mfenced math:open="[" math:close="]">
                  <math:mrow>
                    <math:mfrac>
                      <math:mrow>
                        <math:mrow>
                          <math:mrow>
                            <math:mo math:stretchy="false">−</math:mo>
                            <math:mi>cos</math:mi>
                          </math:mrow>
                          <math:mrow>
                            <math:mo math:stretchy="false">(</math:mo>
                            <math:mrow>
                              <math:mi>nx</math:mi>
                              <math:mo math:stretchy="false">+</math:mo>
                              <math:mi math:fontstyle="normal">x</math:mi>
                            </math:mrow>
                            <math:mo math:stretchy="false">)</math:mo>
                          </math:mrow>
                        </math:mrow>
                      </math:mrow>
                      <math:mrow>
                        <math:mrow>
                          <math:mi math:fontstyle="normal">n</math:mi>
                          <math:mo math:stretchy="false">+</math:mo>
                          <math:mn>1</math:mn>
                        </math:mrow>
                      </math:mrow>
                    </math:mfrac>
                    <math:mrow>
                      <math:mi/>
                      <math:mo math:stretchy="false">+</math:mo>
                      <math:mi/>
                    </math:mrow>
                    <math:mfrac>
                      <math:mrow>
                        <math:mrow>
                          <math:mi>cos</math:mi>
                          <math:mrow>
                            <math:mo math:stretchy="false">(</math:mo>
                            <math:mrow>
                              <math:mi>nx</math:mi>
                              <math:mo math:stretchy="false">−</math:mo>
                              <math:mi math:fontstyle="normal">x</math:mi>
                            </math:mrow>
                            <math:mo math:stretchy="false">)</math:mo>
                          </math:mrow>
                        </math:mrow>
                      </math:mrow>
                      <math:mrow>
                        <math:mrow>
                          <math:mi math:fontstyle="normal">n</math:mi>
                          <math:mo math:stretchy="false">−</math:mo>
                          <math:mn>1</math:mn>
                        </math:mrow>
                      </math:mrow>
                    </math:mfrac>
                  </math:mrow>
                </math:mfenced>
                <math:mn>0</math:mn>
                <math:mi math:fontstyle="normal">π</math:mi>
              </math:msubsup>
            </math:mrow>
            <math:mo math:stretchy="false">=</math:mo>
            <math:mtext/>
          </math:mrow>
          <math:mi/>
          <math:mrow>
            <math:mi math:fontstyle="normal">n</math:mi>
            <math:mo math:stretchy="false">≠</math:mo>
            <math:mn>1</math:mn>
          </math:mrow>
        </math:mrow>
      </math:mtr>
    </math:mtable>
    <math:annotation math:encoding="StarMath 5.0">
{"" = {{alignc 1} over {alignc π}} int from 0 to π left ( sin (nx + x) `-` sin (nx - x) right ) = ""}


NEWLINE
NEWLINE

{"" = {{alignc 1} over {alignc π}} left [
 {{alignc -cos (nx + x)} over {alignc n + 1}}
`+`{{alignc  cos (nx - x)} over {alignc n - 1}}
right ] sub 0 sup π} = "" ~~~~~~~ n &lt;&gt;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frac>
              <math:mrow>
                <math:mrow>
                  <math:mrow>
                    <math:mn>1</math:mn>
                    <math:mo math:stretchy="false">−</math:mo>
                    <math:mi>cos</math:mi>
                  </math:mrow>
                  <math:mrow>
                    <math:mo math:stretchy="false">(</math:mo>
                    <math:mover>
                      <math:mover math:accent="true">
                        <math:mrow>
                          <math:mi>nπ</math:mi>
                          <math:mo math:stretchy="false">+</math:mo>
                          <math:mi math:fontstyle="normal">π</math:mi>
                        </math:mrow>
                        <math:mo math:stretchy="false"></math:mo>
                      </math:mover>
                      <math:mstyle math:fontsize="9.2pt">
                        <math:mrow>
                          <math:mi math:fontstyle="normal">φ</math:mi>
                        </math:mrow>
                      </math:mstyle>
                    </math:mover>
                    <math:mo math:stretchy="false">)</math:mo>
                  </math:mrow>
                </math:mrow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  <math:mo math:stretchy="false">−</math:mo>
            <math:mfrac>
              <math:mrow>
                <math:mrow>
                  <math:mrow>
                    <math:mn>1</math:mn>
                    <math:mo math:stretchy="false">−</math:mo>
                    <math:mi>cos</math:mi>
                  </math:mrow>
                  <math:mrow>
                    <math:mo math:stretchy="false">(</math:mo>
                    <math:mover>
                      <math:mover math:accent="true">
                        <math:mrow>
                          <math:mi>nπ</math:mi>
                          <math:mo math:stretchy="false">−</math:mo>
                          <math:mi math:fontstyle="normal">π</math:mi>
                        </math:mrow>
                        <math:mo math:stretchy="false"></math:mo>
                      </math:mover>
                      <math:mstyle math:fontsize="9.2pt">
                        <math:mrow>
                          <math:mi math:fontstyle="normal">θ</math:mi>
                        </math:mrow>
                      </math:mstyle>
                    </math:mover>
                    <math:mo math:stretchy="false">)</math:mo>
                  </math:mrow>
                </math:mrow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</math:mrow>
        </math:mfenced>
        <math:mo math:stretchy="false">=</math:mo>
        <math:mtext>{</math:mtext>
      </math:mrow>
      <math:mrow>
        <math:mrow>
          <math:mi math:fontstyle="normal">φ</math:mi>
          <math:mo math:stretchy="false">−</math:mo>
          <math:mi math:fontstyle="normal">θ</math:mi>
        </math:mrow>
        <math:mo math:stretchy="false">=</math:mo>
        <math:mn>2π</math:mn>
      </math:mrow>
      <math:mrow>
        <math:mtext>}</math:mtext>
        <math:mo math:stretchy="false">=</math:mo>
        <math:mtext/>
      </math:mrow>
    </math:mrow>
    <math:annotation math:encoding="StarMath 5.0">"" = {{alignc 1} over {alignc π}} left ( {{alignc 1 - cos({{nπ + π} overbrace {size +2 φ}})} over {alignc n - 1}} - {{alignc 1 - cos({{nπ - π} overbrace {size +2 θ}} )} over {alignc n - 1}} right ) = "{" φ - θ = 2π "}" = ""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frac>
              <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row>
                      <math:mi math:fontstyle="normal">n</math:mi>
                      <math:mo math:stretchy="false">+</math:mo>
                      <math:mn>1</math:mn>
                    </math:mrow>
                  </math:msup>
                </math:mrow>
              </math:mrow>
              <math:mrow>
                <math:mrow>
                  <math:mi math:fontstyle="normal">n</math:mi>
                  <math:mo math:stretchy="false">+</math:mo>
                  <math:mn>1</math:mn>
                </math:mrow>
              </math:mrow>
            </math:mfrac>
            <math:mo math:stretchy="false">−</math:mo>
            <math:mfrac>
              <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row>
                      <math:mi math:fontstyle="normal">n</math:mi>
                      <math:mo math:stretchy="false">+</math:mo>
                      <math:mn>1</math:mn>
                    </math:mrow>
                  </math:msup>
                </math:mrow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</math:mrow>
        </math:mfenced>
        <math:mo math:stretchy="false">=</math:mo>
        <math:mtext/>
      </math:mrow>
    </math:mrow>
    <math:annotation math:encoding="StarMath 5.0">"" = {{alignc 1} over {alignc π}} left ( {{alignc 1 - (-1)^{n + 1}} over {alignc n + 1}} - {{alignc 1 - (-1)^{n + 1}} over {alignc n - 1}} right ) = ""
</math:annotation>
  </math:semantics>
</math:math>
</file>